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i>m</mi>
          </mrow>
        </mtd>
      </mtr>
      <mtr>
        <mtd>
          <mrow/>
        </mtd>
      </mtr>
      <mtr>
        <mtd>
          <mrow>
            <mi mathvariant="italic">nm</mi>
            <mo stretchy="false">−</mo>
            <mi>m</mi>
          </mrow>
        </mtd>
      </mtr>
      <mtr>
        <mtd>
          <mrow/>
        </mtd>
      </mtr>
      <mtr>
        <mtd>
          <mrow>
            <mi mathvariant="normal">Ο</mi>
            <mrow>
              <mo fence="true" stretchy="false">(</mo>
              <mrow>
                <mi mathvariant="italic">nm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n</mi>
            <mrow>
              <mspace width="0.5em"/>
              <mo stretchy="false">=</mo>
              <mspace width="0.5em"/>
            </mrow>
            <mrow>
              <mo fence="true" stretchy="true">|</mo>
              <mrow>
                <mi>V</mi>
              </mrow>
              <mo fence="true" stretchy="true">|</mo>
            </mrow>
          </mrow>
        </mtd>
      </mtr>
      <mtr>
        <mtd>
          <mrow>
            <mi>m</mi>
            <mrow>
              <mspace width="0.5em"/>
              <mo stretchy="false">=</mo>
              <mspace width="0.5em"/>
            </mrow>
            <mrow>
              <mo fence="true" stretchy="true">|</mo>
              <mrow>
                <mi>A</mi>
              </mrow>
              <mo fence="true" stretchy="true">|</mo>
            </mrow>
          </mrow>
        </mtd>
      </mtr>
    </mtable>
    <annotation encoding="StarMath 5.0">( n-1 ) m 
newline newline
nm - m
newline newline
%OMICRON( nm  )
newline newline
n `=` abs V newline
m `=` abs A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51:13.241275637</meta:creation-date>
    <dc:date>2018-04-10T14:58:42.825571872</dc:date>
    <meta:editing-duration>PT38M22S</meta:editing-duration>
    <meta:editing-cycles>2</meta:editing-cycles>
    <meta:generator>LibreOffice/5.1.6.2$Linux_X86_64 LibreOffice_project/10m0$Build-2</meta:generator>
  </office:meta>
</office:document-meta>
</file>